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pl" fo:country="PL" style:font-size-asian="12pt" style:font-size-complex="12pt"/>
    </style:style>
    <style:style style:name="P2" style:family="paragraph" style:parent-style-name="Standard" style:list-style-name="L1">
      <style:text-properties style:font-name="Times New Roman" fo:font-size="12pt" fo:language="pl" fo:country="PL" style:font-size-asian="12pt" style:font-size-complex="12pt"/>
    </style:style>
    <style:style style:name="P3" style:family="paragraph" style:parent-style-name="Standard" style:list-style-name="L1">
      <style:text-properties style:font-name="Times New Roman1" fo:font-size="12pt" fo:language="pl" fo:country="PL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Times New Roman" fo:font-size="12pt" fo:letter-spacing="normal" fo:language="pl" fo:country="P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pl" fo:country="PL" fo:font-style="normal" fo:font-weight="normal" style:font-size-asian="12pt" style:font-size-complex="12pt"/>
    </style:style>
    <style:style style:name="T1" style:family="text">
      <style:text-properties style:font-name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30511933052378229" text:style-name="L1">
        <text:list-item>
          <text:p text:style-name="P2">Użycie SATa w projekcie</text:p>
          <text:p text:style-name="P2">Do rozwiązywania problemów SAT w projekcie została wykorzystana biblioteka dla Javy: Sat4j. Umożliwia ona rozwiązywanie problemów satysfakcji zdań logicznych oraz optymalizacji. <text:s/>Można rozwiązywać problem SAT, MAXSAT, Pseudo-Boolean oraz Minimally Unsatisfable Subset (MUS). </text:p>
          <text:p text:style-name="P2">Biblioteka ta jest przyjazna dla użytkownika i zaprojektowana elastycznie używając wzorców projektowych takich jak dekorator i strategia. Jej zaletą jest też to, że jest open source. </text:p>
          <text:p text:style-name="P2">Przyjmuje ona zdanie logoczne w formie CNF – koniunkcyjna postać normalna (formuła zapisana w koniunkcji klauzul np. (x1 v x2 v x3) <text:span text:style-name="T1">˄ (x4 v x2))</text:span></text:p>
          <text:p text:style-name="P3">Każda formuła CNF składa się ze zmiennych, które mogą przyjmować tylko wartości prawda lub fałsz (dla powyższego przykładu jest ich 4) oraz klauzul na zmiennych np. C1˄C2˄ ...˄Cn <text:s/>(dla powyższego przykładu mamy 2 klauzule) .</text:p>
          <text:p text:style-name="P3">SAT znajduje rozwiązanie dla podanego zdania tak aby cała formuła była prawdziwa (wszystkie klauzule muszą być prawdziwe). Jeśli rozwiązanie nie istnieje to SAT zwraca odpowiednią informację. </text:p>
          <text:p text:style-name="P3">MAXSAT znajduje jak najwięszką ilość zmiennych tak aby zdanie było prawdziwe. Natomiast MUS znajduje jak najmiejszą ilość zmiennych dla której zdanie jest niespełnione.</text:p>
          <text:p text:style-name="P3"><text:s/></text:p>
          <text:p text:style-name="P2">Bibioteka sat4j przyjmuje jako wejście plik o rozszerzeniu .cnf. Plik ten składa się z 2 części: preambuły oraz klauzul. </text:p>
          <text:p text:style-name="P2">Preambuła zawiera informacje na temat przykładu. Każdla linia zaczyna się od litery która ją charakteryzuje. </text:p>
          <text:p text:style-name="P2">- Linia komentarza zaczyna się od litery “c” a po niej nastepuje spacja i komentarz</text:p>
          <text:p text:style-name="P2">- Problem line – jedna linia dla pliku, definiuje zawartość pliku. Dla pliku CNF wygląda ona natępująco:</text:p>
          <text:p text:style-name="P2"><text:s/>p cnf ilośćZmiennych ilość Klauzul</text:p>
          <text:p text:style-name="P2">Druga część pliku to część klauzul – pojawia się ona bezpośrednio po linii problemu. Zmienne są ponumerowane od 1 do n (gdzie n to ilość zmiennych). Każda klauzula jest reprezentowana jako sekwencja liczb, oddzielonych od siebie spacją, tabem lub znakiem nowej linii. Zmienna prawdziwa jest zapisywana jako i, <text:s/>a zmienna fałszywa jako -i. Każda klauzula jest zakończona wartością 0. </text:p>
          <text:p text:style-name="P2">Dla powyzszego przykładu plik .cnf ma postać</text:p>
          <text:p text:style-name="P2">p cnf 4 2</text:p>
          <text:p text:style-name="P2">1 2 3 0</text:p>
          <text:p text:style-name="P2">4 2 0</text:p>
          <text:p text:style-name="P2">Jako rozwiązanie SATa będzie tu przedstawiona linia</text:p>
          <text:p text:style-name="P2">1 2 3 4 0</text:p>
          <text:p text:style-name="P2">co oznacza, że aby dana formuła była prawdziwa wszystkie jej zmienne muszą być prawdziwe. <text:s/>Jeśli przed którąś ze zmiennych byłby znak “-” to zmienna ta powinna być fałszywa aby formuła była spełniona. </text:p>
          <text:p text:style-name="P2"/>
          <text:p text:style-name="P2"/>
        </text:list-item>
      </text:list>
      <text:p text:style-name="P4"><text:tab/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zabela Kiełbasa</meta:initial-creator>
    <meta:creation-date>2017-06-01T17:00:18.34</meta:creation-date>
    <meta:generator>OpenOffice/4.1.3$Win32 OpenOffice.org_project/413m1$Build-9783</meta:generator>
    <dc:date>2017-06-01T21:16:04.45</dc:date>
    <dc:creator>Nat Jan</dc:creator>
    <meta:editing-duration>PT4H10M52S</meta:editing-duration>
    <meta:editing-cycles>7</meta:editing-cycles>
    <meta:document-statistic meta:table-count="0" meta:image-count="0" meta:object-count="0" meta:page-count="1" meta:paragraph-count="22" meta:word-count="366" meta:character-count="2376"/>
  </office:meta>
</office:document-meta>
</file>